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e2592" officeooo:paragraph-rsid="001e2592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3pt" officeooo:rsid="001e2592" officeooo:paragraph-rsid="001e2592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21a674" officeooo:paragraph-rsid="0021a674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22f909" officeooo:paragraph-rsid="0022f90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22f909" officeooo:paragraph-rsid="0024f7bb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24f7bb" officeooo:paragraph-rsid="0024f7bb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268cd6" officeooo:paragraph-rsid="00268cd6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26fe3f" officeooo:paragraph-rsid="0026fe3f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2880f9" officeooo:paragraph-rsid="002880f9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29f8d0" officeooo:paragraph-rsid="0029f8d0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2c8474" officeooo:paragraph-rsid="002d5f3e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2d5f3e" officeooo:paragraph-rsid="002d5f3e" style:font-size-asian="11.3500003814697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officeooo:rsid="002e003a" officeooo:paragraph-rsid="002e003a" style:font-size-asian="11.3500003814697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26fe3f" officeooo:paragraph-rsid="0026fe3f" fo:background-color="#ffff00" style:font-size-asian="11.3500003814697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2880f9" officeooo:paragraph-rsid="002880f9" fo:background-color="#ffff00" style:font-size-asian="11.3500003814697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officeooo:rsid="002e003a" officeooo:paragraph-rsid="002e003a" fo:background-color="#ffff00" style:font-size-asian="11.3500003814697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6pt" officeooo:rsid="001e2592" officeooo:paragraph-rsid="001e2592" style:font-size-asian="14pt" style:font-size-complex="16pt"/>
    </style:style>
    <style:style style:name="T1" style:family="text">
      <style:text-properties officeooo:rsid="0021a674"/>
    </style:style>
    <style:style style:name="T2" style:family="text">
      <style:text-properties officeooo:rsid="0022f909"/>
    </style:style>
    <style:style style:name="T3" style:family="text">
      <style:text-properties officeooo:rsid="0024f7bb"/>
    </style:style>
    <style:style style:name="T4" style:family="text">
      <style:text-properties officeooo:rsid="00268cd6"/>
    </style:style>
    <style:style style:name="T5" style:family="text">
      <style:text-properties officeooo:rsid="002880f9"/>
    </style:style>
    <style:style style:name="T6" style:family="text">
      <style:text-properties officeooo:rsid="0029f8d0"/>
    </style:style>
    <style:style style:name="T7" style:family="text">
      <style:text-properties officeooo:rsid="002c8474"/>
    </style:style>
    <style:style style:name="T8" style:family="text">
      <style:text-properties officeooo:rsid="002d5f3e"/>
    </style:style>
    <style:style style:name="T9" style:family="text">
      <style:text-properties officeooo:rsid="002e00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 GIT</text:p>
      <text:p text:style-name="P17"/>
      <text:p text:style-name="P2">1. TO MAKE A FOLDER ---&gt; mkdir</text:p>
      <text:p text:style-name="P2"/>
      <text:p text:style-name="P2">2. To make a file ---&gt; touch</text:p>
      <text:p text:style-name="P2"/>
      <text:p text:style-name="P2">3. To enter eny folder ---&gt; cd</text:p>
      <text:p text:style-name="P2"/>
      <text:p text:style-name="P2">4. To back on previous folder ---&gt; cd ../</text:p>
      <text:p text:style-name="P2"/>
      <text:p text:style-name="P2">5. To Initialized a folder as a Git repository ---&gt; git init</text:p>
      <text:p text:style-name="P2"/>
      <text:p text:style-name="P2">6. <text:span text:style-name="T1">To clone a Folder from git ----&gt; git clone (url which u copied from github)</text:span></text:p>
      <text:p text:style-name="P2"/>
      <text:p text:style-name="P14">git add on stage</text:p>
      <text:p text:style-name="P8"/>
      <text:p text:style-name="P3">7. To cheack status ---&gt; git status</text:p>
      <text:p text:style-name="P3"/>
      <text:p text:style-name="P4">8. To cheack your current directory ---&gt; pwd</text:p>
      <text:p text:style-name="P4"/>
      <text:p text:style-name="P4">9. To add file on stage ---&gt; git add –all <text:span text:style-name="T3">or git add -A</text:span></text:p>
      <text:p text:style-name="P4"/>
      <text:p text:style-name="P4">10. To back from the stage ---&gt; git reset</text:p>
      <text:p text:style-name="P4"/>
      <text:p text:style-name="P5">11. <text:s/>To add <text:span text:style-name="T3">specific </text:span>file on stage ---<text:span text:style-name="T3">&gt; git add .</text:span></text:p>
      <text:p text:style-name="P5"/>
      <text:p text:style-name="P6">12. <text:s/><text:span text:style-name="T2">To add file on stage </text:span>but not the deleted file ---&gt; git add *</text:p>
      <text:p text:style-name="P6"/>
      <text:p text:style-name="P6">13. <text:span text:style-name="T4">To add a specific file on stage ---&gt; git add folderName/fileName</text:span></text:p>
      <text:p text:style-name="P6"/>
      <text:p text:style-name="P7">14. To add specific file on stage ---&gt; git add *.extention (like .txt)</text:p>
      <text:p text:style-name="P7"/>
      <text:p text:style-name="P14">git commit on Local Repository</text:p>
      <text:p text:style-name="P7"/>
      <text:p text:style-name="P7">15. <text:span text:style-name="T5">To Commit Your file in Local Repositry ---&gt; git commit -m “make a comment”</text:span></text:p>
      <text:p text:style-name="P7"/>
      <text:p text:style-name="P9">16. To back on working directory ---&gt; git reset HEAD~</text:p>
      <text:p text:style-name="P9"/>
      <text:p text:style-name="P15">git remove - rm</text:p>
      <text:p text:style-name="P9"/>
      <text:p text:style-name="P9">17. <text:span text:style-name="T6">To back a deleted file ---&gt; git reset –hard</text:span></text:p>
      <text:p text:style-name="P9"/>
      <text:p text:style-name="P10">18. <text:span text:style-name="T7">To delete a file ---&gt; git rm filename</text:span></text:p>
      <text:p text:style-name="P10"/>
      <text:p text:style-name="P11">19. To force delete when their was a change in a file and dont send the file in stage ---&gt; git rm <text:span text:style-name="T8">file name -f</text:span></text:p>
      <text:p text:style-name="P11"/>
      <text:p text:style-name="P11"><text:soft-page-break/><text:span text:style-name="T8">20. To send a changed file on stage and not </text:span><text:s/><text:span text:style-name="T8">delete the file from system but delete the file on stage ---&gt; git rm –cached file name</text:span></text:p>
      <text:p text:style-name="P11"/>
      <text:p text:style-name="P16">Branch</text:p>
      <text:p text:style-name="P16"/>
      <text:p text:style-name="P12">21. To <text:span text:style-name="T9">create a branch ---&gt; git branch branch_name</text:span></text:p>
      <text:p text:style-name="P12"/>
      <text:p text:style-name="P13">22. To check how many branch are in there ---&gt; git branch</text:p>
      <text:p text:style-name="P13"/>
      <text:p text:style-name="P13">23. To change a branch ---&gt; git checkout branch_name</text:p>
      <text:p text:style-name="P13"/>
      <text:p text:style-name="P13">24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3:43:35.803398758</meta:creation-date>
    <dc:date>2022-06-10T00:57:52.772658316</dc:date>
    <meta:editing-duration>PT1H59M1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313" meta:character-count="1393" meta:non-whitespace-character-count="1128"/>
  </office:meta>
</office:document-meta>
</file>